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95.81pt"/>
    </style:style>
    <style:style style:name="co2" style:family="table-column">
      <style:table-column-properties fo:break-before="auto" style:column-width="103.2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0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pt"/>
    </style:style>
    <style:style style:name="ce2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fo:background-color="#dddddd" style:text-align-source="fix" style:repeat-content="false" fo:border="0.06pt solid #000000" style:vertical-align="top"/>
      <style:paragraph-properties fo:text-align="end" fo:margin-left="0pt"/>
    </style:style>
    <style:style style:name="ce4" style:family="table-cell" style:parent-style-name="Default" style:data-style-name="N3">
      <style:table-cell-properties style:text-align-source="fix" style:repeat-content="false" fo:border="0.06pt solid #000000" style:vertical-align="top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pt"/>
    </style:style>
    <style:style style:name="ce8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ddddd" fo:border="0.06pt solid #000000"/>
    </style:style>
    <style:style style:name="ce10" style:family="table-cell" style:parent-style-name="Default" style:data-style-name="N3">
      <style:table-cell-properties fo:background-color="#dddddd" fo:border="0.06pt solid #000000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cfe7f5" fo:border="0.06pt solid #000000"/>
    </style:style>
    <style:style style:name="ce1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3.41pt" svg:height="34.47pt" svg:x="951.87pt" svg:y="102.27pt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71pt" svg:height="255.29pt" svg:x="619.54pt" svg:y="42.63pt">
            <draw:object draw:notify-on-update-of-ranges="Sheet1.E2:Sheet1.H2 Sheet1.C18:Sheet1.C18 Sheet1.E18:Sheet1.H18 Sheet1.C19:Sheet1.C19 Sheet1.E19:Sheet1.H19 Sheet1.C20:Sheet1.C20 Sheet1.E20:Sheet1.H2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22"/>
        <table:table-column table:style-name="co3" table:default-cell-style-name="ce10"/>
        <table:table-column table:style-name="co4" table:default-cell-style-name="ce13"/>
        <table:table-column table:style-name="co3" table:number-columns-repeated="4" table:default-cell-style-name="ce13"/>
        <table:table-row table:style-name="ro1">
          <table:table-cell table:style-name="ce1" office:value-type="string" calcext:value-type="string">
            <text:p>Function:</text:p>
          </table:table-cell>
          <table:table-cell table:style-name="ce5" office:value-type="string" calcext:value-type="string">
            <office:annotation draw:style-name="gr2" draw:text-style-name="P3" svg:width="296.56pt" svg:height="106.47pt" svg:x="0pt" svg:y="0pt" draw:caption-point-x="198.71pt" draw:caption-point-y="0.28pt">
              <dc:date>2019-06-11T00:00:00</dc:date>
              <text:p text:style-name="P2"><text:span text:style-name="T1">Name and mathematical definition of the chosen function from:</text:span></text:p>
              <text:p text:style-name="P2"><text:span text:style-name="T1"/></text:p>
              <text:p text:style-name="P2"><text:span text:style-name="T1">https://www.matematica.pt/en/useful/list-curves.php</text:span></text:p>
            </office:annotation>
            <text:p>(x^2 + x + c)</text:p>
          </table:table-cell>
          <table:table-cell table:style-name="ce1" office:value-type="string" calcext:value-type="string">
            <text:p>CPU:</text:p>
          </table:table-cell>
          <table:table-cell table:style-name="ce11" office:value-type="float" office:value="16" calcext:value-type="float">
            <office:annotation draw:style-name="gr3" draw:text-style-name="P3" svg:width="118.66pt" svg:height="50.49pt" svg:x="371pt" svg:y="0pt" draw:caption-point-x="-17.29pt" draw:caption-point-y="0.28pt">
              <dc:date>2019-06-11T00:00:00</dc:date>
              <text:p text:style-name="P2"><text:span text:style-name="T1">Number of available CPUs in the test machine</text:span></text:p>
            </office:annotation>
            <text:p>16</text:p>
          </table:table-cell>
          <table:table-cell table:style-name="ce14" office:value-type="string" calcext:value-type="string" table:number-columns-spanned="4" table:number-rows-spanned="1">
            <text:p>pthreads</text:p>
          </table:table-cell>
          <table:covered-table-cell table:number-columns-repeated="3" table:style-name="ce15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6" office:value-type="string" calcext:value-type="string">
            <text:p>area</text:p>
          </table:table-cell>
          <table:table-cell table:style-name="ce8" office:value-type="string" calcext:value-type="string">
            <text:p>variable</text:p>
          </table:table-cell>
          <table:table-cell table:style-name="ce6" office:value-type="string" calcext:value-type="string">
            <text:p>serial</text:p>
          </table:table-cell>
          <table:table-cell table:style-name="ce6" table:formula="of:=1" office:value-type="float" office:value="1" calcext:value-type="float">
            <text:p>1</text:p>
          </table:table-cell>
          <table:table-cell table:style-name="ce6" table:formula="of:=1*[.D1]" office:value-type="float" office:value="16" calcext:value-type="float">
            <text:p>16</text:p>
          </table:table-cell>
          <table:table-cell table:style-name="ce6" table:formula="of:=2*[.D1]" office:value-type="float" office:value="32" calcext:value-type="float">
            <text:p>32</text:p>
          </table:table-cell>
          <table:table-cell table:style-name="ce6" table:formula="of:=4*[.D1]" office:value-type="float" office:value="64" calcext:value-type="float">
            <text:p>64</text:p>
          </table:table-cell>
        </table:table-row>
        <table:table-row table:style-name="ro1">
          <table:table-cell table:style-name="ce3" office:value-type="float" office:value="1" calcext:value-type="float" table:number-columns-spanned="1" table:number-rows-spanned="3">
            <text:p>1</text:p>
          </table:table-cell>
          <table:table-cell table:style-name="ce21" office:value-type="float" office:value="560" calcext:value-type="float" table:number-columns-spanned="1" table:number-rows-spanned="3">
            <office:annotation draw:style-name="gr4" draw:text-style-name="P3" svg:width="199.08pt" svg:height="117.67pt" svg:x="216pt" svg:y="0pt" draw:caption-point-x="-17.29pt" draw:caption-point-y="25.88pt">
              <dc:date>2019-06-11T00:00:00</dc:date>
              <text:p text:style-name="P2"><text:span text:style-name="T1">Type here the area calculated with the serial version.</text:span></text:p>
              <text:p text:style-name="P2"><text:span text:style-name="T1"/></text:p>
              <text:p text:style-name="P2"><text:span text:style-name="T1">Check for each concurrent version that reports the same ara.</text:span></text:p>
            </office:annotation>
            <text:p>560</text:p>
          </table:table-cell>
          <table:table-cell table:style-name="ce9" office:value-type="string" calcext:value-type="string">
            <text:p>duration</text:p>
          </table:table-cell>
          <table:table-cell table:style-name="ce12" office:value-type="float" office:value="0.000001" calcext:value-type="float">
            <office:annotation draw:style-name="gr5" draw:text-style-name="P3" svg:width="137.54pt" svg:height="39.29pt" svg:x="371pt" svg:y="0pt" draw:caption-point-x="-17.29pt" draw:caption-point-y="25.88pt">
              <dc:date>2019-06-11T00:00:00</dc:date>
              <text:p text:style-name="P2"><text:span text:style-name="T1">Duration in seconds running with no thread support (main thread calculates everything)</text:span></text:p>
            </office:annotation>
            <text:p>1E-06</text:p>
          </table:table-cell>
          <table:table-cell table:style-name="ce12" office:value-type="float" office:value="0.0002" calcext:value-type="float">
            <office:annotation draw:style-name="gr5" draw:text-style-name="P3" svg:width="147.34pt" svg:height="39.29pt" svg:x="435pt" svg:y="0pt" draw:caption-point-x="-17.29pt" draw:caption-point-y="25.88pt">
              <dc:date>2019-06-11T00:00:00</dc:date>
              <text:p text:style-name="P2"><text:span text:style-name="T1">Duration in seconds running with 1 thread</text:span></text:p>
            </office:annotation>
            <text:p>0.0002</text:p>
          </table:table-cell>
          <table:table-cell table:style-name="ce12" office:value-type="float" office:value="0.001868" calcext:value-type="float">
            <office:annotation draw:style-name="gr3" draw:text-style-name="P3" svg:width="148.14pt" svg:height="50.49pt" svg:x="0pt" svg:y="0pt" draw:caption-point-x="481.69pt" draw:caption-point-y="25.88pt">
              <dc:date>2019-06-11T00:00:00</dc:date>
              <text:p text:style-name="P2"><text:span text:style-name="T1">Duration in seconds running with 1xCPU threads</text:span></text:p>
            </office:annotation>
            <text:p>0.001868</text:p>
          </table:table-cell>
          <table:table-cell table:style-name="ce12" office:value-type="float" office:value="0.003974" calcext:value-type="float">
            <text:p>0.003974</text:p>
          </table:table-cell>
          <table:table-cell table:style-name="ce12" office:value-type="float" office:value="0.006264" calcext:value-type="float">
            <text:p>0.00626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 office:value-type="float" office:value="1" calcext:value-type="float">
            <text:p>1</text:p>
          </table:table-cell>
          <table:table-cell table:formula="of:=[.D3]/[.E3]" office:value-type="float" office:value="0.005" calcext:value-type="float">
            <text:p>0.005</text:p>
          </table:table-cell>
          <table:table-cell table:formula="of:=[.D3]/[.F3]" office:value-type="float" office:value="0.000535331905781585" calcext:value-type="float">
            <text:p>0.000535331905782</text:p>
          </table:table-cell>
          <table:table-cell table:formula="of:=[.D3]/[.G3]" office:value-type="float" office:value="0.000251635631605435" calcext:value-type="float">
            <text:p>0.000251635631605</text:p>
          </table:table-cell>
          <table:table-cell table:formula="of:=[.D3]/[.H3]" office:value-type="float" office:value="0.000159642401021711" calcext:value-type="float">
            <text:p>0.00015964240102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 office:value-type="float" office:value="1" calcext:value-type="float">
            <office:annotation draw:style-name="gr6" draw:text-style-name="P3" svg:width="192.47pt" svg:height="61.68pt" svg:x="371pt" svg:y="8.67pt" draw:caption-point-x="-17.29pt" draw:caption-point-y="42.8pt">
              <dc:date>2019-06-11T00:00:00</dc:date>
              <text:p text:style-name="P2"><text:span text:style-name="T1">Type formula here to calculate the efficiency relative to the serial version</text:span></text:p>
            </office:annotation>
            <text:p>1</text:p>
          </table:table-cell>
          <table:table-cell table:formula="of:=[.E4]/[.E2]" office:value-type="float" office:value="0.005" calcext:value-type="float">
            <text:p>0.005</text:p>
          </table:table-cell>
          <table:table-cell table:formula="of:=[.F4]/[.F2]" office:value-type="float" office:value="0.000033458244111349" calcext:value-type="float">
            <text:p>3.3458244111349E-05</text:p>
          </table:table-cell>
          <table:table-cell table:formula="of:=[.G4]/[.G2]" office:value-type="float" office:value="0.00000786361348766985" calcext:value-type="float">
            <text:p>7.86361348766985E-06</text:p>
          </table:table-cell>
          <table:table-cell table:formula="of:=[.H4]/[.H2]" office:value-type="float" office:value="0.00000249441251596424" calcext:value-type="float">
            <text:p>2.49441251596424E-06</text:p>
          </table:table-cell>
        </table:table-row>
        <table:table-row table:style-name="ro1">
          <table:table-cell table:style-name="ce3" table:formula="of:=[.A3]*10" office:value-type="float" office:value="10" calcext:value-type="float" table:number-columns-spanned="1" table:number-rows-spanned="3">
            <text:p>10</text:p>
          </table:table-cell>
          <table:table-cell table:style-name="ce21" office:value-type="float" office:value="395" calcext:value-type="float" table:number-columns-spanned="1" table:number-rows-spanned="3">
            <text:p>395</text:p>
          </table:table-cell>
          <table:table-cell table:style-name="ce9" office:value-type="string" calcext:value-type="string">
            <text:p>duration</text:p>
          </table:table-cell>
          <table:table-cell table:style-name="ce12" office:value-type="float" office:value="0.000001" calcext:value-type="float">
            <text:p>1E-06</text:p>
          </table:table-cell>
          <table:table-cell table:style-name="ce12" office:value-type="float" office:value="0.000326" calcext:value-type="float">
            <text:p>0.000326</text:p>
          </table:table-cell>
          <table:table-cell table:style-name="ce12" office:value-type="float" office:value="0.00263" calcext:value-type="float">
            <text:p>0.00263</text:p>
          </table:table-cell>
          <table:table-cell table:style-name="ce12" office:value-type="float" office:value="0.003852" calcext:value-type="float">
            <text:p>0.003852</text:p>
          </table:table-cell>
          <table:table-cell table:style-name="ce12" office:value-type="float" office:value="0.008353" calcext:value-type="float">
            <text:p>0.00835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 office:value-type="float" office:value="1" calcext:value-type="float">
            <text:p>1</text:p>
          </table:table-cell>
          <table:table-cell table:formula="of:=[.D6]/[.E6]" office:value-type="float" office:value="0.00306748466257669" calcext:value-type="float">
            <text:p>0.003067484662577</text:p>
          </table:table-cell>
          <table:table-cell table:formula="of:=[.D6]/[.F6]" office:value-type="float" office:value="0.000380228136882129" calcext:value-type="float">
            <text:p>0.000380228136882</text:p>
          </table:table-cell>
          <table:table-cell table:formula="of:=[.D6]/[.G6]" office:value-type="float" office:value="0.000259605399792316" calcext:value-type="float">
            <text:p>0.000259605399792</text:p>
          </table:table-cell>
          <table:table-cell table:formula="of:=[.D6]/[.H6]" office:value-type="float" office:value="0.000119717466778403" calcext:value-type="float">
            <text:p>0.00011971746677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 office:value-type="float" office:value="1" calcext:value-type="float">
            <text:p>1</text:p>
          </table:table-cell>
          <table:table-cell table:formula="of:=[.E7]/[.E2]" office:value-type="float" office:value="0.00306748466257669" calcext:value-type="float">
            <text:p>0.003067484662577</text:p>
          </table:table-cell>
          <table:table-cell table:formula="of:=[.F7]/[.F2]" office:value-type="float" office:value="0.0000237642585551331" calcext:value-type="float">
            <text:p>2.37642585551331E-05</text:p>
          </table:table-cell>
          <table:table-cell table:formula="of:=[.G7]/[.G2]" office:value-type="float" office:value="0.00000811266874350986" calcext:value-type="float">
            <text:p>8.11266874350986E-06</text:p>
          </table:table-cell>
          <table:table-cell table:formula="of:=[.H7]/[.H2]" office:value-type="float" office:value="0.00000187058541841255" calcext:value-type="float">
            <text:p>1.87058541841255E-06</text:p>
          </table:table-cell>
        </table:table-row>
        <table:table-row table:style-name="ro1">
          <table:table-cell table:style-name="ce3" table:formula="of:=[.A6]*100" office:value-type="float" office:value="1000" calcext:value-type="float" table:number-columns-spanned="1" table:number-rows-spanned="3">
            <text:p>1,000</text:p>
          </table:table-cell>
          <table:table-cell table:style-name="ce21" office:value-type="float" office:value="394.4435" calcext:value-type="float" table:number-columns-spanned="1" table:number-rows-spanned="3">
            <text:p>394.4435</text:p>
          </table:table-cell>
          <table:table-cell table:style-name="ce9" office:value-type="string" calcext:value-type="string">
            <text:p>duration</text:p>
          </table:table-cell>
          <table:table-cell table:style-name="ce12" office:value-type="float" office:value="0.000048" calcext:value-type="float">
            <text:p>4.8E-05</text:p>
          </table:table-cell>
          <table:table-cell table:style-name="ce12" office:value-type="float" office:value="0.000474" calcext:value-type="float">
            <text:p>0.000474</text:p>
          </table:table-cell>
          <table:table-cell table:style-name="ce12" office:value-type="float" office:value="0.002141" calcext:value-type="float">
            <text:p>0.002141</text:p>
          </table:table-cell>
          <table:table-cell table:style-name="ce12" office:value-type="float" office:value="0.005646" calcext:value-type="float">
            <text:p>0.005646</text:p>
          </table:table-cell>
          <table:table-cell table:style-name="ce12" office:value-type="float" office:value="0.007861" calcext:value-type="float">
            <text:p>0.00786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 office:value-type="float" office:value="1" calcext:value-type="float">
            <text:p>1</text:p>
          </table:table-cell>
          <table:table-cell table:formula="of:=[.D9]/[.E9]" office:value-type="float" office:value="0.10126582278481" calcext:value-type="float">
            <text:p>0.10126582278481</text:p>
          </table:table-cell>
          <table:table-cell table:formula="of:=[.D9]/[.F9]" office:value-type="float" office:value="0.0224194301728164" calcext:value-type="float">
            <text:p>0.022419430172817</text:p>
          </table:table-cell>
          <table:table-cell table:formula="of:=[.D9]/[.G9]" office:value-type="float" office:value="0.00850159404888417" calcext:value-type="float">
            <text:p>0.008501594048884</text:p>
          </table:table-cell>
          <table:table-cell table:formula="of:=[.D9]/[.H9]" office:value-type="float" office:value="0.00610609337234449" calcext:value-type="float">
            <text:p>0.00610609337234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 table:formula="of:=[.D10]/[.D1]" office:value-type="float" office:value="0.0625" calcext:value-type="float">
            <text:p>0.0625</text:p>
          </table:table-cell>
          <table:table-cell table:formula="of:=[.E10]/[.E2]" office:value-type="float" office:value="0.10126582278481" calcext:value-type="float">
            <text:p>0.10126582278481</text:p>
          </table:table-cell>
          <table:table-cell table:formula="of:=[.F10]/[.F2]" office:value-type="float" office:value="0.00140121438580103" calcext:value-type="float">
            <text:p>0.001401214385801</text:p>
          </table:table-cell>
          <table:table-cell table:formula="of:=[.G10]/[.G2]" office:value-type="float" office:value="0.00026567481402763" calcext:value-type="float">
            <text:p>0.000265674814028</text:p>
          </table:table-cell>
          <table:table-cell table:formula="of:=[.H10]/[.H2]" office:value-type="float" office:value="0.0000954077089428826" calcext:value-type="float">
            <text:p>9.54077089428826E-05</text:p>
          </table:table-cell>
        </table:table-row>
        <table:table-row table:style-name="ro1">
          <table:table-cell table:style-name="ce3" table:formula="of:=[.A9]*1000" office:value-type="float" office:value="1000000" calcext:value-type="float" table:number-columns-spanned="1" table:number-rows-spanned="3">
            <text:p>1,000,000</text:p>
          </table:table-cell>
          <table:table-cell table:style-name="ce21" office:value-type="float" office:value="393.334443" calcext:value-type="float" table:number-columns-spanned="1" table:number-rows-spanned="3">
            <text:p>393.334443</text:p>
          </table:table-cell>
          <table:table-cell table:style-name="ce9" office:value-type="string" calcext:value-type="string">
            <text:p>duration</text:p>
          </table:table-cell>
          <table:table-cell table:style-name="ce12" office:value-type="float" office:value="0.010166" calcext:value-type="float">
            <text:p>0.010166</text:p>
          </table:table-cell>
          <table:table-cell table:style-name="ce12" office:value-type="float" office:value="0.030279" calcext:value-type="float">
            <text:p>0.030279</text:p>
          </table:table-cell>
          <table:table-cell table:style-name="ce12" office:value-type="float" office:value="0.020309" calcext:value-type="float">
            <text:p>0.020309</text:p>
          </table:table-cell>
          <table:table-cell table:style-name="ce12" office:value-type="float" office:value="0.026075" calcext:value-type="float">
            <text:p>0.026075</text:p>
          </table:table-cell>
          <table:table-cell table:style-name="ce12" office:value-type="float" office:value="0.031514" calcext:value-type="float">
            <text:p>0.03151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 office:value-type="float" office:value="1" calcext:value-type="float">
            <text:p>1</text:p>
          </table:table-cell>
          <table:table-cell table:formula="of:=[.D12]/[.E12]" office:value-type="float" office:value="0.335744245186433" calcext:value-type="float">
            <text:p>0.335744245186433</text:p>
          </table:table-cell>
          <table:table-cell table:formula="of:=[.D12]/[.F12]" office:value-type="float" office:value="0.500566251415629" calcext:value-type="float">
            <text:p>0.500566251415629</text:p>
          </table:table-cell>
          <table:table-cell table:formula="of:=[.D12]/[.G12]" office:value-type="float" office:value="0.389875359539789" calcext:value-type="float">
            <text:p>0.389875359539789</text:p>
          </table:table-cell>
          <table:table-cell table:formula="of:=[.D12]/[.H12]" office:value-type="float" office:value="0.322586786824903" calcext:value-type="float">
            <text:p>0.32258678682490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 table:formula="of:=[.D13]/[.D1]" office:value-type="float" office:value="0.0625" calcext:value-type="float">
            <text:p>0.0625</text:p>
          </table:table-cell>
          <table:table-cell table:formula="of:=[.E13]/[.E2]" office:value-type="float" office:value="0.335744245186433" calcext:value-type="float">
            <text:p>0.335744245186433</text:p>
          </table:table-cell>
          <table:table-cell table:formula="of:=[.F13]/[.F2]" office:value-type="float" office:value="0.0312853907134768" calcext:value-type="float">
            <text:p>0.031285390713477</text:p>
          </table:table-cell>
          <table:table-cell table:formula="of:=[.G13]/[.G2]" office:value-type="float" office:value="0.0121836049856184" calcext:value-type="float">
            <text:p>0.012183604985618</text:p>
          </table:table-cell>
          <table:table-cell table:formula="of:=[.H13]/[.H2]" office:value-type="float" office:value="0.00504041854413911" calcext:value-type="float">
            <text:p>0.005040418544139</text:p>
          </table:table-cell>
        </table:table-row>
        <table:table-row table:style-name="ro1">
          <table:table-cell table:style-name="ce3" table:formula="of:=[.A12]*1000" office:value-type="float" office:value="1000000000" calcext:value-type="float" table:number-columns-spanned="1" table:number-rows-spanned="3">
            <text:p>1,000,000,000</text:p>
          </table:table-cell>
          <table:table-cell table:style-name="ce21" office:value-type="float" office:value="393.33332" calcext:value-type="float" table:number-columns-spanned="1" table:number-rows-spanned="3">
            <text:p>393.33332</text:p>
          </table:table-cell>
          <table:table-cell table:style-name="ce9" office:value-type="string" calcext:value-type="string">
            <text:p>duration</text:p>
          </table:table-cell>
          <table:table-cell table:style-name="ce12" office:value-type="float" office:value="6.219687" calcext:value-type="float">
            <text:p>6.219687</text:p>
          </table:table-cell>
          <table:table-cell table:style-name="ce12" office:value-type="float" office:value="5.897468" calcext:value-type="float">
            <text:p>5.897468</text:p>
          </table:table-cell>
          <table:table-cell table:style-name="ce12" office:value-type="float" office:value="3.299438" calcext:value-type="float">
            <text:p>3.299438</text:p>
          </table:table-cell>
          <table:table-cell table:style-name="ce12" office:value-type="float" office:value="3.267331" calcext:value-type="float">
            <text:p>3.267331</text:p>
          </table:table-cell>
          <table:table-cell table:style-name="ce12" office:value-type="float" office:value="3.226441" calcext:value-type="float">
            <text:p>3.22644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 table:formula="of:=[.D15]/[.D15]" office:value-type="float" office:value="1" calcext:value-type="float">
            <text:p>1</text:p>
          </table:table-cell>
          <table:table-cell table:formula="of:=[.D15]/[.E15]" office:value-type="float" office:value="1.05463683736817" calcext:value-type="float">
            <text:p>1.05463683736817</text:p>
          </table:table-cell>
          <table:table-cell table:formula="of:=[.D15]/[.F15]" office:value-type="float" office:value="1.88507467029234" calcext:value-type="float">
            <text:p>1.88507467029234</text:p>
          </table:table-cell>
          <table:table-cell table:formula="of:=[.D15]/[.G15]" office:value-type="float" office:value="1.90359868651202" calcext:value-type="float">
            <text:p>1.90359868651202</text:p>
          </table:table-cell>
          <table:table-cell table:formula="of:=[.D15]/[.H15]" office:value-type="float" office:value="1.9277237674577" calcext:value-type="float">
            <text:p>1.927723767457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 table:formula="of:=[.D16]/[.D1]" office:value-type="float" office:value="0.0625" calcext:value-type="float">
            <text:p>0.0625</text:p>
          </table:table-cell>
          <table:table-cell table:formula="of:=[.E16]/[.E2]" office:value-type="float" office:value="1.05463683736817" calcext:value-type="float">
            <text:p>1.05463683736817</text:p>
          </table:table-cell>
          <table:table-cell table:formula="of:=[.F16]/[.F2]" office:value-type="float" office:value="0.117817166893271" calcext:value-type="float">
            <text:p>0.117817166893271</text:p>
          </table:table-cell>
          <table:table-cell table:formula="of:=[.G16]/[.G2]" office:value-type="float" office:value="0.0594874589535006" calcext:value-type="float">
            <text:p>0.059487458953501</text:p>
          </table:table-cell>
          <table:table-cell table:formula="of:=[.H16]/[.H2]" office:value-type="float" office:value="0.0301206838665266" calcext:value-type="float">
            <text:p>0.030120683866527</text:p>
          </table:table-cell>
        </table:table-row>
        <table:table-row table:style-name="ro1">
          <table:table-cell table:style-name="ce3" table:formula="of:=[.A15]*10" office:value-type="float" office:value="10000000000" calcext:value-type="float" table:number-columns-spanned="1" table:number-rows-spanned="3">
            <office:annotation draw:style-name="gr3" draw:text-style-name="P3" svg:width="144.77pt" svg:height="50.49pt" svg:x="112.79pt" svg:y="175.07pt" draw:caption-point-x="-17.29pt" draw:caption-point-y="42.8pt">
              <dc:date>2019-06-11T00:00:00</dc:date>
              <text:p text:style-name="P2"><text:span text:style-name="T1">Create a combinated graph with the results of this n</text:span></text:p>
            </office:annotation>
            <text:p>10,000,000,000</text:p>
          </table:table-cell>
          <table:table-cell table:style-name="ce21" office:value-type="float" office:value="393.333301" calcext:value-type="float" table:number-columns-spanned="1" table:number-rows-spanned="3">
            <text:p>393.333301</text:p>
          </table:table-cell>
          <table:table-cell table:style-name="ce9" office:value-type="string" calcext:value-type="string">
            <text:p>duration</text:p>
          </table:table-cell>
          <table:table-cell table:style-name="ce12" office:value-type="float" office:value="61.858011" calcext:value-type="float">
            <text:p>61.858011</text:p>
          </table:table-cell>
          <table:table-cell table:style-name="ce12" office:value-type="float" office:value="8.255265" calcext:value-type="float">
            <text:p>8.255265</text:p>
          </table:table-cell>
          <table:table-cell table:style-name="ce12" office:value-type="float" office:value="4.564141" calcext:value-type="float">
            <text:p>4.564141</text:p>
          </table:table-cell>
          <table:table-cell table:style-name="ce12" office:value-type="float" office:value="4.558253" calcext:value-type="float">
            <text:p>4.558253</text:p>
          </table:table-cell>
          <table:table-cell table:style-name="ce12" office:value-type="float" office:value="4.54311" calcext:value-type="float">
            <text:p>4.5431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 table:formula="of:=[.D18]/[.D18]" office:value-type="float" office:value="1" calcext:value-type="float">
            <text:p>1</text:p>
          </table:table-cell>
          <table:table-cell table:formula="of:=[.D18]/[.E18]" office:value-type="float" office:value="7.49315872961074" calcext:value-type="float">
            <text:p>7.49315872961074</text:p>
          </table:table-cell>
          <table:table-cell table:formula="of:=[.D18]/[.F18]" office:value-type="float" office:value="13.5530455785656" calcext:value-type="float">
            <text:p>13.5530455785656</text:p>
          </table:table-cell>
          <table:table-cell table:formula="of:=[.D18]/[.G18]" office:value-type="float" office:value="13.5705523585461" calcext:value-type="float">
            <text:p>13.5705523585461</text:p>
          </table:table-cell>
          <table:table-cell table:formula="of:=[.D18]/[.H18]" office:value-type="float" office:value="13.6157854421311" calcext:value-type="float">
            <text:p>13.615785442131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 table:formula="of:=[.D19]/[.D1]" office:value-type="float" office:value="0.0625" calcext:value-type="float">
            <text:p>0.0625</text:p>
          </table:table-cell>
          <table:table-cell table:formula="of:=[.E19]/[.E2]" office:value-type="float" office:value="7.49315872961074" calcext:value-type="float">
            <text:p>7.49315872961074</text:p>
          </table:table-cell>
          <table:table-cell table:formula="of:=[.F19]/[.F2]" office:value-type="float" office:value="0.84706534866035" calcext:value-type="float">
            <text:p>0.84706534866035</text:p>
          </table:table-cell>
          <table:table-cell table:formula="of:=[.G19]/[.G2]" office:value-type="float" office:value="0.424079761204567" calcext:value-type="float">
            <text:p>0.424079761204567</text:p>
          </table:table-cell>
          <table:table-cell table:formula="of:=[.H19]/[.H2]" office:value-type="float" office:value="0.212746647533298" calcext:value-type="float">
            <text:p>0.2127466475332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CR">₡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s" number:country="CR">₡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1" loext:min-decimal-places="1" number:min-integer-digits="1" number:grouping="true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5">00/00/0000</text:date>, <text:time style:data-style-name="N2" text:time-value="19:02:31.5566239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0:24:21.882605433</meta:creation-date>
    <dc:date>2019-07-15T19:04:06.341720443</dc:date>
    <meta:editing-duration>PT43M45S</meta:editing-duration>
    <meta:editing-cycles>12</meta:editing-cycles>
    <meta:generator>LibreOffice/6.0.7.3$Linux_X86_64 LibreOffice_project/00m0$Build-3</meta:generator>
    <meta:document-statistic meta:table-count="1" meta:cell-count="13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.238cm" svg:height="1.217cm" xlink:href=".." xlink:type="simple" chart:class="chart:line" chart:style-name="ch1">
        <chart:title svg:x="0.454cm" svg:y="0.16cm" chart:style-name="ch2">
          <text:p>Datos</text:p>
        </chart:title>
        <chart:subtitle svg:x="0.467cm" svg:y="0.963cm" chart:style-name="ch3">
          <text:p>datos1</text:p>
        </chart:subtitle>
        <chart:plot-area chart:style-name="ch4" svg:x="0cm" svg:y="0cm" svg:width="-32.767cm" svg:height="-32.767cm">
          <chartooo:coordinate-region svg:x="0cm" svg:y="0cm" svg:width="0cm" svg:height="0cm"/>
          <chart:axis chart:dimension="x" chart:name="primary-x" chart:style-name="ch5">
            <chart:title svg:x="0cm" svg:y="0cm" chart:style-name="ch6">
              <text:p>10</text:p>
            </chart:title>
          </chart:axis>
          <chart:axis chart:dimension="y" chart:name="primary-y" chart:style-name="ch5">
            <chart:title svg:x="0cm" svg:y="0cm" chart:style-name="ch7">
              <text:p>10</text:p>
            </chart:title>
            <chart:grid chart:style-name="ch8" chart:class="major"/>
          </chart:axi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7cm" svg:height="9.007cm" xlink:href=".." xlink:type="simple" chart:class="chart:bar" chart:style-name="ch1">
        <chart:title svg:x="3.262cm" svg:y="0.342cm" chart:style-name="ch2">
          <text:p>Rendimiendo respecto a la cantidad de CPUs</text:p>
        </chart:title>
        <chart:legend chart:legend-position="end" svg:x="13.77cm" svg:y="3.706cm" style:legend-expansion="high" chart:style-name="ch3"/>
        <chart:plot-area chart:style-name="ch4" table:cell-range-address="Sheet1.E2:Sheet1.H2 Sheet1.C18:Sheet1.C20 Sheet1.E18:Sheet1.H20" chart:data-source-has-labels="both" svg:x="1.331cm" svg:y="1.275cm" svg:width="12.119cm" svg:height="6.571cm">
          <chartooo:coordinate-region svg:x="1.952cm" svg:y="1.474cm" svg:width="11.498cm" svg:height="5.725cm"/>
          <chart:axis chart:dimension="x" chart:name="primary-x" chart:style-name="ch5" chartooo:axis-type="auto">
            <chartooo:date-scale/>
            <chart:title svg:x="6.909cm" svg:y="8.026cm" chart:style-name="ch6">
              <text:p>CPUs</text:p>
            </chart:title>
            <chart:categories table:cell-range-address="Sheet1.E2:Sheet1.H2"/>
          </chart:axis>
          <chart:axis chart:dimension="y" chart:name="primary-y" chart:style-name="ch7">
            <chart:title svg:x="0.451cm" svg:y="5.279cm" chart:style-name="ch8">
              <text:p>Duración</text:p>
            </chart:title>
            <chart:grid chart:style-name="ch9" chart:class="major"/>
          </chart:axis>
          <chart:series chart:style-name="ch10" chart:values-cell-range-address="Sheet1.E18:Sheet1.H18" chart:label-cell-address="Sheet1.C18:Sheet1.C18" chart:class="chart:bar">
            <chart:data-point chart:repeated="4"/>
          </chart:series>
          <chart:series chart:style-name="ch11" chart:values-cell-range-address="Sheet1.E19:Sheet1.H19" chart:label-cell-address="Sheet1.C19:Sheet1.C19" chart:class="chart:bar">
            <chart:data-point chart:repeated="4"/>
          </chart:series>
          <chart:series chart:style-name="ch12" chart:values-cell-range-address="Sheet1.E20:Sheet1.H20" chart:label-cell-address="Sheet1.C20:Sheet1.C20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E2:Sheet1.H2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</table:table-row>
          </table:table-header-rows>
          <table:table-rows>
            <table:table-row>
              <table:table-cell office:value-type="string">
                <text:p>duration</text:p>
                <draw:g>
                  <svg:desc>Sheet1.C18:Sheet1.C18</svg:desc>
                </draw:g>
              </table:table-cell>
              <table:table-cell office:value-type="float" office:value="8.255265">
                <text:p>8.255265</text:p>
                <draw:g>
                  <svg:desc>Sheet1.E18:Sheet1.H18</svg:desc>
                </draw:g>
              </table:table-cell>
              <table:table-cell office:value-type="float" office:value="4.564141">
                <text:p>4.564141</text:p>
              </table:table-cell>
              <table:table-cell office:value-type="float" office:value="4.558253">
                <text:p>4.558253</text:p>
              </table:table-cell>
              <table:table-cell office:value-type="float" office:value="4.54311">
                <text:p>4.54311</text:p>
              </table:table-cell>
            </table:table-row>
            <table:table-row>
              <table:table-cell office:value-type="string">
                <text:p>speedup</text:p>
                <draw:g>
                  <svg:desc>Sheet1.C19:Sheet1.C19</svg:desc>
                </draw:g>
              </table:table-cell>
              <table:table-cell office:value-type="float" office:value="7.49315872961074">
                <text:p>7.49315872961074</text:p>
                <draw:g>
                  <svg:desc>Sheet1.E19:Sheet1.H19</svg:desc>
                </draw:g>
              </table:table-cell>
              <table:table-cell office:value-type="float" office:value="13.5530455785656">
                <text:p>13.5530455785656</text:p>
              </table:table-cell>
              <table:table-cell office:value-type="float" office:value="13.5705523585461">
                <text:p>13.5705523585461</text:p>
              </table:table-cell>
              <table:table-cell office:value-type="float" office:value="13.6157854421311">
                <text:p>13.6157854421311</text:p>
              </table:table-cell>
            </table:table-row>
            <table:table-row>
              <table:table-cell office:value-type="string">
                <text:p>efficiency</text:p>
                <draw:g>
                  <svg:desc>Sheet1.C20:Sheet1.C20</svg:desc>
                </draw:g>
              </table:table-cell>
              <table:table-cell office:value-type="float" office:value="7.49315872961074">
                <text:p>7.49315872961074</text:p>
                <draw:g>
                  <svg:desc>Sheet1.E20:Sheet1.H20</svg:desc>
                </draw:g>
              </table:table-cell>
              <table:table-cell office:value-type="float" office:value="0.84706534866035">
                <text:p>0.84706534866035</text:p>
              </table:table-cell>
              <table:table-cell office:value-type="float" office:value="0.424079761204567">
                <text:p>0.424079761204567</text:p>
              </table:table-cell>
              <table:table-cell office:value-type="float" office:value="0.212746647533298">
                <text:p>0.2127466475332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